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97cm" svg:height="4.275cm" draw:transform="skewX (-0.365646478292812) rotate (-0.32969269570173) translate (2.59135389928873cm 1.60757677763153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5:59:25.021705925</dc:date>
    <meta:editing-duration>PT8M11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